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5pt" style:font-size-asian="15pt" style:font-size-complex="15pt"/>
    </style:style>
    <style:style style:name="P4" style:family="paragraph" style:parent-style-name="Standard" style:master-page-name="Standard">
      <style:paragraph-properties style:page-number="auto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><text:span text:style-name="T1">System calls : </text:span></text:p>
      <text:p text:style-name="P1"/>
      <text:p text:style-name="P1"/>
      <text:p text:style-name="Standard"><text:span text:style-name="T1">fork() and exit() commands : </text:span></text:p>
      <text:p text:style-name="P1"/>
      <text:p text:style-name="Standard"><text:span text:style-name="T1">#include &lt;unistd.h&gt;</text:span></text:p>
      <text:p text:style-name="Standard"><text:span text:style-name="T1">#include &lt;stdio.h&gt;</text:span></text:p>
      <text:p text:style-name="Standard"><text:span text:style-name="T1">#include &lt;stdlib.h&gt;</text:span></text:p>
      <text:p text:style-name="Standard"><text:span text:style-name="T1">#include &lt;sys/types.h&gt;</text:span></text:p>
      <text:p text:style-name="Standard"><text:span text:style-name="T1">#include &lt;unistd.h&gt;</text:span></text:p>
      <text:p text:style-name="P1"/>
      <text:p text:style-name="Standard"><text:span text:style-name="T1">void main()</text:span></text:p>
      <text:p text:style-name="Standard"><text:span text:style-name="T1">{</text:span></text:p>
      <text:p text:style-name="Standard"><text:span text:style-name="T1"><text:tab/>int pid;</text:span></text:p>
      <text:p text:style-name="Standard"><text:span text:style-name="T1"><text:tab/>printf("Welcome\n");</text:span></text:p>
      <text:p text:style-name="Standard"><text:span text:style-name="T1"><text:tab/>pid = fork();</text:span></text:p>
      <text:p text:style-name="Standard"><text:span text:style-name="T1"><text:tab/>if(pid == 0)</text:span></text:p>
      <text:p text:style-name="Standard"><text:span text:style-name="T1"><text:tab/>{</text:span></text:p>
      <text:p text:style-name="Standard"><text:span text:style-name="T1"><text:tab/><text:tab/>exit(1);</text:span></text:p>
      <text:p text:style-name="Standard"><text:span text:style-name="T1"><text:tab/><text:tab/>printf("child\n");</text:span></text:p>
      <text:p text:style-name="Standard"><text:span text:style-name="T1"><text:tab/><text:tab/>printf("%d\n",j);</text:span></text:p>
      <text:p text:style-name="Standard"><text:span text:style-name="T1"><text:tab/>}</text:span></text:p>
      <text:p text:style-name="Standard"><text:span text:style-name="T1"><text:tab/>else if(pid &gt; 0)</text:span></text:p>
      <text:p text:style-name="Standard"><text:span text:style-name="T1"><text:tab/>{<text:tab/><text:tab/></text:span></text:p>
      <text:p text:style-name="Standard"><text:span text:style-name="T1"><text:tab/><text:tab/>printf("parent\n");</text:span></text:p>
      <text:p text:style-name="Standard"><text:span text:style-name="T1"><text:tab/>}</text:span></text:p>
      <text:p text:style-name="Standard"><text:span text:style-name="T1"><text:tab/>else if(pid &lt; 0)</text:span></text:p>
      <text:p text:style-name="Standard"><text:span text:style-name="T1"><text:tab/><text:tab/>printf("Failure\n");</text:span></text:p>
      <text:p text:style-name="Standard"><text:span text:style-name="T1"><text:tab/>printf("let us start learning\n");</text:span></text:p>
      <text:p text:style-name="P1"/>
      <text:p text:style-name="Standard"><text:span text:style-name="T1">}</text:span></text:p>
      <text:p text:style-name="P1"/>
      <text:p text:style-name="P1"/>
      <text:p text:style-name="Standard"><text:span text:style-name="T1">getpid(),getppid(),exec() and sleep() commands:</text:span></text:p>
      <text:p text:style-name="P1"/>
      <text:p text:style-name="Standard"><text:span text:style-name="T1">#include &lt;unistd.h&gt;</text:span></text:p>
      <text:p text:style-name="Standard"><text:span text:style-name="T1">#include &lt;stdio.h&gt;</text:span></text:p>
      <text:p text:style-name="Standard"><text:span text:style-name="T1">#include &lt;stdlib.h&gt;</text:span></text:p>
      <text:p text:style-name="Standard"><text:span text:style-name="T1">#include &lt;sys/types.h&gt;</text:span></text:p>
      <text:p text:style-name="Standard"><text:span text:style-name="T1">#include &lt;unistd.h&gt;</text:span></text:p>
      <text:p text:style-name="Standard"><text:span text:style-name="T1">#include &lt;sys/types.h&gt;</text:span></text:p>
      <text:p text:style-name="Standard"><text:soft-page-break/><text:span text:style-name="T1">#include &lt;sys/wait.h&gt;</text:span></text:p>
      <text:p text:style-name="P1"/>
      <text:p text:style-name="Standard"><text:span text:style-name="T1">void main()</text:span></text:p>
      <text:p text:style-name="Standard"><text:span text:style-name="T1">{</text:span></text:p>
      <text:p text:style-name="Standard"><text:span text:style-name="T1"><text:tab/>int pid;</text:span></text:p>
      <text:p text:style-name="Standard"><text:span text:style-name="T1"><text:tab/>printf("Welcome\n");</text:span></text:p>
      <text:p text:style-name="Standard"><text:span text:style-name="T1"><text:tab/>pid = fork();</text:span></text:p>
      <text:p text:style-name="Standard"><text:span text:style-name="T1"><text:tab/>if(pid == 0)</text:span></text:p>
      <text:p text:style-name="Standard"><text:span text:style-name="T1"><text:tab/>{</text:span></text:p>
      <text:p text:style-name="Standard"><text:span text:style-name="T1"><text:tab/><text:tab/>printf("%d\n",j);</text:span></text:p>
      <text:p text:style-name="Standard"><text:span text:style-name="T1"><text:tab/><text:tab/>printf("child\n");</text:span></text:p>
      <text:p text:style-name="Standard"><text:span text:style-name="T1"><text:tab/><text:tab/>printf("%d\n%d\n",getpid(),getppid());</text:span></text:p>
      <text:p text:style-name="Standard"><text:span text:style-name="T1"><text:tab/>}</text:span></text:p>
      <text:p text:style-name="Standard"><text:span text:style-name="T1"><text:tab/>else if(pid &gt; 0)</text:span></text:p>
      <text:p text:style-name="Standard"><text:span text:style-name="T1"><text:tab/>{</text:span></text:p>
      <text:p text:style-name="Standard"><text:span text:style-name="T1"><text:tab/><text:tab/>wait(&amp;pid);</text:span></text:p>
      <text:p text:style-name="Standard"><text:span text:style-name="T1"><text:tab/><text:tab/>scanf("%d",&amp;j);</text:span></text:p>
      <text:p text:style-name="Standard"><text:span text:style-name="T1"><text:tab/><text:tab/>printf("parent\n");</text:span></text:p>
      <text:p text:style-name="Standard"><text:span text:style-name="T1"><text:tab/><text:tab/>sleep(1);</text:span></text:p>
      <text:p text:style-name="Standard"><text:span text:style-name="T1"><text:tab/><text:tab/>printf("%d\n%d\n",getpid(),getppid());</text:span></text:p>
      <text:p text:style-name="Standard"><text:span text:style-name="T1"><text:tab/>}</text:span></text:p>
      <text:p text:style-name="Standard"><text:span text:style-name="T1"><text:tab/>else if(pid &lt; 0)</text:span></text:p>
      <text:p text:style-name="Standard"><text:span text:style-name="T1"><text:tab/><text:tab/>printf("Failure\n");</text:span></text:p>
      <text:p text:style-name="Standard"><text:span text:style-name="T1"><text:tab/>execl("/bin/ls","/bin/ls",NULL);</text:span></text:p>
      <text:p text:style-name="Standard"><text:span text:style-name="T1"><text:tab/>printf("%d\n",j);</text:span></text:p>
      <text:p text:style-name="Standard"><text:span text:style-name="T1"><text:tab/>printf("let us start learning\n");</text:span></text:p>
      <text:p text:style-name="P1"/>
      <text:p text:style-name="Standard"><text:span text:style-name="T1">}</text:span></text:p>
      <text:p text:style-name="P1"/>
      <text:p text:style-name="P1"/>
      <text:p text:style-name="Standard"><text:span text:style-name="T1">file commands : </text:span></text:p>
      <text:p text:style-name="P1"/>
      <text:p text:style-name="Standard"><text:span text:style-name="T1">#include &lt;sys/types.h&gt;</text:span></text:p>
      <text:p text:style-name="Standard"><text:span text:style-name="T1">#include &lt;sys/stat.h&gt;</text:span></text:p>
      <text:p text:style-name="Standard"><text:span text:style-name="T1">#include &lt;fcntl.h&gt;</text:span></text:p>
      <text:p text:style-name="Standard"><text:span text:style-name="T1">#include&lt;stdio.h&gt;</text:span></text:p>
      <text:p text:style-name="Standard"><text:span text:style-name="T1">#include&lt;stdlib.h&gt;</text:span></text:p>
      <text:p text:style-name="Standard"><text:span text:style-name="T1">#include &lt;unistd.h&gt;</text:span></text:p>
      <text:p text:style-name="P1"/>
      <text:p text:style-name="Standard"><text:span text:style-name="T1">void main()</text:span></text:p>
      <text:p text:style-name="Standard"><text:span text:style-name="T1">{</text:span></text:p>
      <text:p text:style-name="Standard"><text:span text:style-name="T1"><text:tab/>int sz;</text:span></text:p>
      <text:p text:style-name="Standard"><text:soft-page-break/><text:span text:style-name="T1"><text:tab/>int fd = open("w1.c", O_RDONLY);</text:span></text:p>
      <text:p text:style-name="Standard"><text:span text:style-name="T1"><text:tab/> char *c = (char *) calloc(100, sizeof(char));</text:span></text:p>
      <text:p text:style-name="Standard"><text:span text:style-name="T1"><text:tab/>if(fd &gt; -1)</text:span></text:p>
      <text:p text:style-name="Standard"><text:span text:style-name="T1"><text:tab/>{</text:span></text:p>
      <text:p text:style-name="Standard"><text:span text:style-name="T1"><text:tab/><text:tab/>printf("file is opened\n");</text:span></text:p>
      <text:p text:style-name="Standard"><text:span text:style-name="T1"><text:tab/><text:tab/>sz = read(fd, c, 100); </text:span></text:p>
      <text:p text:style-name="Standard"><text:span text:style-name="T1"><text:tab/><text:tab/>c[sz] = '\0'; </text:span></text:p>
      <text:p text:style-name="Standard"><text:span text:style-name="T1"><text:tab/><text:tab/>printf("The contents are : % s\n", c); </text:span></text:p>
      <text:p text:style-name="Standard"><text:span text:style-name="T1"><text:tab/><text:tab/>if(close(fd) &lt; 0)</text:span></text:p>
      <text:p text:style-name="Standard"><text:span text:style-name="T1"><text:tab/><text:tab/><text:tab/>printf("File is not closed\n");</text:span></text:p>
      <text:p text:style-name="Standard"><text:span text:style-name="T1"><text:tab/><text:tab/>else</text:span></text:p>
      <text:p text:style-name="Standard"><text:span text:style-name="T1"><text:tab/><text:tab/><text:tab/>printf("File is closed\n");</text:span></text:p>
      <text:p text:style-name="Standard"><text:span text:style-name="T1"><text:tab/><text:tab/></text:span></text:p>
      <text:p text:style-name="Standard"><text:span text:style-name="T1"><text:tab/>}</text:span></text:p>
      <text:p text:style-name="Standard"><text:span text:style-name="T1"><text:tab/>else</text:span></text:p>
      <text:p text:style-name="Standard"><text:span text:style-name="T1"><text:tab/>{</text:span></text:p>
      <text:p text:style-name="Standard"><text:span text:style-name="T1"><text:tab/><text:tab/>printf("file is not opened\n");</text:span></text:p>
      <text:p text:style-name="Standard"><text:span text:style-name="T1"><text:tab/><text:tab/>int fc = creat("w2.c",O_RDONLY | O_WRONLY);</text:span></text:p>
      <text:p text:style-name="Standard"><text:span text:style-name="T1"><text:tab/><text:tab/>if(fc &gt; 0)</text:span></text:p>
      <text:p text:style-name="Standard"><text:span text:style-name="T1"><text:tab/><text:tab/><text:tab/>printf("The file is created\n");</text:span></text:p>
      <text:p text:style-name="Standard"><text:span text:style-name="T1"><text:tab/><text:tab/>else</text:span></text:p>
      <text:p text:style-name="Standard"><text:span text:style-name="T1"><text:tab/><text:tab/><text:tab/>printf("The file is not created\n");</text:span></text:p>
      <text:p text:style-name="Standard"><text:span text:style-name="T1"><text:tab/><text:tab/>fd = open("w2.c", O_WRONLY);</text:span></text:p>
      <text:p text:style-name="Standard"><text:span text:style-name="T1"><text:tab/><text:tab/>sz = write(fd, "This is new file\n", strlen("This is new file\n")); </text:span></text:p>
      <text:p text:style-name="Standard"><text:span text:style-name="T1"><text:s text:c="2"/></text:span></text:p>
      <text:p text:style-name="Standard"><text:span text:style-name="T1"><text:s text:c="2"/><text:tab/><text:tab/>printf("written % d %d %d\n", fd, strlen("This is new file\n"), sz); </text:span></text:p>
      <text:p text:style-name="Standard"><text:span text:style-name="T1"><text:s text:c="2"/></text:span></text:p>
      <text:p text:style-name="Standard"><text:span text:style-name="T1"><text:s text:c="2"/><text:tab/><text:tab/>close(fd); </text:span></text:p>
      <text:p text:style-name="P1"/>
      <text:p text:style-name="Standard"><text:span text:style-name="T1"><text:tab/>}</text:span></text:p>
      <text:p text:style-name="P1"/>
      <text:p text:style-name="P1"/>
      <text:p text:style-name="Standard"><text:span text:style-name="T1">}</text:span></text:p>
      <text:p text:style-name="P1"/>
      <text:p text:style-name="P1"/>
      <text:p text:style-name="P1"/>
      <text:p text:style-name="Standard"><text:span text:style-name="T1">System commands : </text:span></text:p>
      <text:p text:style-name="P1"/>
      <text:p text:style-name="Standard"><text:span text:style-name="T1">1. cp :</text:span></text:p>
      <text:p text:style-name="P1"/>
      <text:p text:style-name="Standard"><text:span text:style-name="T1">185001112@osnpl-c12:~/Desktop$ cat &gt; copy.txt</text:span></text:p>
      <text:p text:style-name="Standard"><text:span text:style-name="T1">This is source file.....</text:span></text:p>
      <text:p text:style-name="Standard"><text:soft-page-break/><text:span text:style-name="T1">^C</text:span></text:p>
      <text:p text:style-name="Standard"><text:span text:style-name="T1">185001112@osnpl-c12:~/Desktop$ cp copy.txt dest.txt</text:span></text:p>
      <text:p text:style-name="Standard"><text:span text:style-name="T1">185001112@osnpl-c12:~/Desktop$ cat dest.txt</text:span></text:p>
      <text:p text:style-name="Standard"><text:span text:style-name="T1">This is source file.....</text:span></text:p>
      <text:p text:style-name="Standard"><text:span text:style-name="T1">185001112@osnpl-c12:~/Desktop$ cp -p copy.txt dest1.txt</text:span></text:p>
      <text:p text:style-name="Standard"><text:span text:style-name="T1">185001112@osnpl-c12:~/Desktop$ cat dest1.txt</text:span></text:p>
      <text:p text:style-name="Standard"><text:span text:style-name="T1">This is source file.....</text:span></text:p>
      <text:p text:style-name="Standard"><text:span text:style-name="T1">185001112@osnpl-c12:~/Desktop$ cat &gt; copy1.txt</text:span></text:p>
      <text:p text:style-name="Standard"><text:span text:style-name="T1">this is new source file...</text:span></text:p>
      <text:p text:style-name="Standard"><text:span text:style-name="T1">^C</text:span></text:p>
      <text:p text:style-name="Standard"><text:span text:style-name="T1">185001112@osnpl-c12:~/Desktop$ cp -n copy1.txt dest.txt</text:span></text:p>
      <text:p text:style-name="Standard"><text:span text:style-name="T1">185001112@osnpl-c12:~/Desktop$ cat dest.txt</text:span></text:p>
      <text:p text:style-name="Standard"><text:span text:style-name="T1">This is source file.....</text:span></text:p>
      <text:p text:style-name="Standard"><text:span text:style-name="T1">185001112@osnpl-c12:~/Desktop$ cp -s copy.txt dest2.txt</text:span></text:p>
      <text:p text:style-name="Standard"><text:span text:style-name="T1">185001112@osnpl-c12:~/Desktop$ cat dest2.txt</text:span></text:p>
      <text:p text:style-name="Standard"><text:span text:style-name="T1">This is source file.....</text:span></text:p>
      <text:p text:style-name="Standard"><text:span text:style-name="T1">185001112@osnpl-c12:~/Desktop$ cp -u copy1.txt dest.txt</text:span></text:p>
      <text:p text:style-name="Standard"><text:span text:style-name="T1">185001112@osnpl-c12:~/Desktop$ cat dest.txt</text:span></text:p>
      <text:p text:style-name="Standard"><text:span text:style-name="T1">this is new source file...</text:span></text:p>
      <text:p text:style-name="P1"/>
      <text:p text:style-name="Standard"><text:span text:style-name="T1">2. mv</text:span></text:p>
      <text:p text:style-name="P1"/>
      <text:p text:style-name="Standard"><text:span text:style-name="T1">185001112@osnpl-c12:~$ cat &gt; move.txt</text:span></text:p>
      <text:p text:style-name="Standard"><text:span text:style-name="T1">This is source file to be moved......</text:span></text:p>
      <text:p text:style-name="Standard"><text:span text:style-name="T1">^C</text:span></text:p>
      <text:p text:style-name="Standard"><text:span text:style-name="T1">185001112@osnpl-c12:~$ mv move.txt dest.txt</text:span></text:p>
      <text:p text:style-name="Standard"><text:span text:style-name="T1">185001112@osnpl-c12:~$ cat dest.txt</text:span></text:p>
      <text:p text:style-name="Standard"><text:span text:style-name="T1">This is source file to be moved......</text:span></text:p>
      <text:p text:style-name="Standard"><text:span text:style-name="T1">185001112@osnpl-c12:~$ cat move.txt</text:span></text:p>
      <text:p text:style-name="Standard"><text:span text:style-name="T1">cat: move.txt: No such file or directory</text:span></text:p>
      <text:p text:style-name="P1"/>
      <text:p text:style-name="Standard"><text:span text:style-name="T1">prathyush@ubuntu:~/Desktop/OS$ mv -i src mv1/dest</text:span></text:p>
      <text:p text:style-name="Standard"><text:span text:style-name="T1">mv: overwrite 'mv1/dest'? 1</text:span></text:p>
      <text:p text:style-name="P1"/>
      <text:p text:style-name="Standard"><text:span text:style-name="T1">prathyush@ubuntu:~/Desktop/OS$ mv -f src mv1/dest</text:span></text:p>
      <text:p text:style-name="Standard"><text:span text:style-name="T1">prathyush@ubuntu:~/Desktop/OS$ cd mv1</text:span></text:p>
      <text:p text:style-name="Standard"><text:span text:style-name="T1">prathyush@ubuntu:~/Desktop/OS/mv1$ cat dest</text:span></text:p>
      <text:p text:style-name="Standard"><text:span text:style-name="T1">This is source!!</text:span></text:p>
      <text:p text:style-name="Standard"><text:span text:style-name="T1">3. ls</text:span></text:p>
      <text:p text:style-name="P1"/>
      <text:p text:style-name="Standard"><text:span text:style-name="T1">prathyush@ubuntu:~/Desktop$ ls</text:span></text:p>
      <text:p text:style-name="Heading_20_1"><text:soft-page-break/>OS <text:s text:c="22"/>Session1_Recursion_1112.zip <text:s/>session2_Prathyush_1112.zip</text:p>
      <text:p text:style-name="Standard"><text:span text:style-name="T1">Session1_Recursion_1112 <text:s/>session2</text:span></text:p>
      <text:p text:style-name="P1"/>
      <text:p text:style-name="Standard"><text:span text:style-name="T1">prathyush@ubuntu:~/Desktop$ ls -l</text:span></text:p>
      <text:p text:style-name="Standard"><text:span text:style-name="T1">total 20</text:span></text:p>
      <text:p text:style-name="Standard"><text:span text:style-name="T1">drwxr-xr-x 3 prathyush prathyush 4096 Jan 12 08:32 OS</text:span></text:p>
      <text:p text:style-name="Standard"><text:span text:style-name="T1">drwxr-xr-x 3 prathyush prathyush 4096 Jan <text:s/>9 03:39 Session1_Recursion_1112</text:span></text:p>
      <text:p text:style-name="Standard"><text:span text:style-name="T1">-rw-r--r-- 1 prathyush prathyush 3590 Jan <text:s/>9 03:38 Session1_Recursion_1112.zip</text:span></text:p>
      <text:p text:style-name="Standard"><text:span text:style-name="T1">drwxr-xr-x 3 prathyush prathyush 4096 Jan <text:s/>9 09:35 session2</text:span></text:p>
      <text:p text:style-name="Standard"><text:span text:style-name="T1">-rw-r--r-- 1 prathyush prathyush 2184 Jan <text:s/>9 09:35 session2_Prathyush_1112.zip</text:span></text:p>
      <text:p text:style-name="P1"/>
      <text:p text:style-name="Standard"><text:span text:style-name="T1">prathyush@ubuntu:~/Desktop$ ls -a</text:span></text:p>
      <text:p text:style-name="Standard"><text:span text:style-name="T1">. <text:s text:c="2"/>Session1_Recursion_1112 <text:s text:c="5"/>session2_Prathyush_1112.zip</text:span></text:p>
      <text:p text:style-name="Standard"><text:span text:style-name="T1">.. <text:s/>Session1_Recursion_1112.zip</text:span></text:p>
      <text:p text:style-name="Standard"><text:span text:style-name="T1">OS <text:s/>session2</text:span></text:p>
      <text:p text:style-name="P1"/>
      <text:p text:style-name="Standard"><text:span text:style-name="T1">prathyush@ubuntu:~/Desktop$ ls -ai</text:span></text:p>
      <text:p text:style-name="Standard"><text:span text:style-name="T1">160420 . <text:s text:c="2"/>161210 Session1_Recursion_1112 <text:s text:c="5"/>161234 session2_Prathyush_1112.zip</text:span></text:p>
      <text:p text:style-name="Standard"><text:span text:style-name="T1">160383 .. <text:s/>160803 Session1_Recursion_1112.zip</text:span></text:p>
      <text:p text:style-name="Standard"><text:span text:style-name="T1">666635 OS <text:s/>161357 session2</text:span></text:p>
      <text:p text:style-name="P1"/>
      <text:p text:style-name="Standard"><text:span text:style-name="T1">4. grep</text:span></text:p>
      <text:p text:style-name="P1"/>
      <text:p text:style-name="Standard"><text:span text:style-name="T1">prathyush@ubuntu:~/Desktop/OS/mv1$ grep '[aeiou]' dest</text:span></text:p>
      <text:p text:style-name="Standard"><text:span text:style-name="T1">This is source!!</text:span></text:p>
      <text:p text:style-name="P1"/>
      <text:p text:style-name="Standard"><text:span text:style-name="T1">prathyush@ubuntu:~/Desktop/OS/mv1$ cat &gt; new</text:span></text:p>
      <text:p text:style-name="Standard"><text:span text:style-name="T1">ae</text:span></text:p>
      <text:p text:style-name="Standard"><text:span text:style-name="T1">asu gip</text:span></text:p>
      <text:p text:style-name="Standard"><text:span text:style-name="T1">^C</text:span></text:p>
      <text:p text:style-name="Standard"><text:span text:style-name="T1">prathyush@ubuntu:~/Desktop/OS/mv1$ grep -w '[aeiou]*' new</text:span></text:p>
      <text:p text:style-name="Standard"><text:span text:style-name="T1">ae</text:span></text:p>
      <text:p text:style-name="Standard"><text:span text:style-name="T1">prathyush@ubuntu:~/Desktop/OS/mv1$ grep -vw '[aeiou]*' new</text:span></text:p>
      <text:p text:style-name="Standard"><text:span text:style-name="T1">asu gip</text:span></text:p>
      <text:p text:style-name="Standard"><text:span text:style-name="T1">prathyush@ubuntu:~/Desktop/OS/mv1$ grep -i '[aeiou]*' new</text:span></text:p>
      <text:p text:style-name="Standard"><text:span text:style-name="T1">ae</text:span></text:p>
      <text:p text:style-name="Standard"><text:span text:style-name="T1">asu gip</text:span></text:p>
      <text:p text:style-name="P1"/>
      <text:p text:style-name="Standard"><text:soft-page-break/><text:span text:style-name="T1">5.chmod</text:span></text:p>
      <text:p text:style-name="P1"/>
      <text:p text:style-name="Standard"><text:span text:style-name="T1">prathyush@ubuntu:~/Desktop$ chmod -w -c new</text:span></text:p>
      <text:p text:style-name="Standard"><text:span text:style-name="T1">mode of 'new' changed from 0644 (rw-r--r--) to 0444 (r—r--r--)</text:span></text:p>
      <text:p text:style-name="P1"/>
      <text:p text:style-name="Standard"><text:span text:style-name="T1">prathyush@ubuntu:~/Desktop$ chmod +x -v new</text:span></text:p>
      <text:p text:style-name="Standard"><text:span text:style-name="T1">mode of 'new' changed from 0444 (r--r--r--) to 0555 (r-xr-xr-x)</text:span></text:p>
      <text:p text:style-name="P1"/>
      <text:p text:style-name="P1"/>
      <text:p text:style-name="Standard"><text:span text:style-name="T1">6. cat</text:span></text:p>
      <text:p text:style-name="P1"/>
      <text:p text:style-name="Standard"><text:span text:style-name="T1">prathyush@ubuntu:~/Desktop/OS/mv1$ cat &gt; doc</text:span></text:p>
      <text:p text:style-name="Standard"><text:span text:style-name="T1">This is new document!!</text:span></text:p>
      <text:p text:style-name="Standard"><text:span text:style-name="T1">^C</text:span></text:p>
      <text:p text:style-name="P1"/>
      <text:p text:style-name="Standard"><text:span text:style-name="T1">prathyush@ubuntu:~/Desktop/OS/mv1$ cat doc</text:span></text:p>
      <text:p text:style-name="Standard"><text:span text:style-name="T1">This is new document!!</text:span></text:p>
      <text:p text:style-name="P1"/>
      <text:p text:style-name="Standard"><text:span text:style-name="T1">prathyush@ubuntu:~/Desktop/OS/mv1$ cat &gt;&gt; doc</text:span></text:p>
      <text:p text:style-name="Standard"><text:span text:style-name="T1">add a line</text:span></text:p>
      <text:p text:style-name="Standard"><text:span text:style-name="T1">^C</text:span></text:p>
      <text:p text:style-name="Standard"><text:span text:style-name="T1">prathyush@ubuntu:~/Desktop/OS/mv1$ cat -n doc</text:span></text:p>
      <text:p text:style-name="Standard"><text:span text:style-name="T1"><text:s text:c="5"/>1<text:tab/>This is new document!!</text:span></text:p>
      <text:p text:style-name="Standard"><text:span text:style-name="T1"><text:s text:c="5"/>2<text:tab/>add a line</text:span></text:p>
      <text:p text:style-name="Standard"><text:span text:style-name="T1"><text:s text:c="5"/>3<text:tab/></text:span></text:p>
      <text:p text:style-name="Standard"><text:span text:style-name="T1"><text:s text:c="5"/>4<text:tab/>dis</text:span></text:p>
      <text:p text:style-name="Standard"><text:span text:style-name="T1"><text:s text:c="5"/>5<text:tab/></text:span></text:p>
      <text:p text:style-name="Standard"><text:span text:style-name="T1"><text:s text:c="5"/>6<text:tab/>ss</text:span></text:p>
      <text:p text:style-name="Standard"><text:span text:style-name="T1"><text:s text:c="5"/>7<text:tab/></text:span></text:p>
      <text:p text:style-name="Standard"><text:span text:style-name="T1">prathyush@ubuntu:~/Desktop/OS/mv1$ cat -b doc</text:span></text:p>
      <text:p text:style-name="Standard"><text:span text:style-name="T1"><text:s text:c="5"/>1<text:tab/>This is new document!!</text:span></text:p>
      <text:p text:style-name="Standard"><text:span text:style-name="T1"><text:s text:c="5"/>2<text:tab/>add a line</text:span></text:p>
      <text:p text:style-name="P1"/>
      <text:p text:style-name="Standard"><text:span text:style-name="T1"><text:s text:c="5"/>3<text:tab/>dis</text:span></text:p>
      <text:p text:style-name="P1"/>
      <text:p text:style-name="Standard"><text:span text:style-name="T1"><text:s text:c="5"/>4<text:tab/>ss</text:span></text:p>
      <text:p text:style-name="Standard"><text:span text:style-name="T1">prathyush@ubuntu:~/Desktop/OS/mv1$ cat -E doc</text:span></text:p>
      <text:p text:style-name="Standard"><text:span text:style-name="T1">This is new document!!$</text:span></text:p>
      <text:p text:style-name="Standard"><text:span text:style-name="T1">add a line$</text:span></text:p>
      <text:p text:style-name="Standard"><text:span text:style-name="T1">$</text:span></text:p>
      <text:p text:style-name="Standard"><text:span text:style-name="T1">dis$</text:span></text:p>
      <text:p text:style-name="Standard"><text:span text:style-name="T1">$</text:span></text:p>
      <text:p text:style-name="Standard"><text:soft-page-break/><text:span text:style-name="T1">ss$</text:span></text:p>
      <text:p text:style-name="Standard"><text:span text:style-name="T1">$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7. mkdir</text:span></text:p>
      <text:p text:style-name="P1"/>
      <text:p text:style-name="Standard"><text:span text:style-name="T1">prathyush@ubuntu:~/Desktop$ mkdir -m=r dir</text:span></text:p>
      <text:p text:style-name="Standard"><text:span text:style-name="T1">prathyush@ubuntu:~/Desktop$ cd dir</text:span></text:p>
      <text:p text:style-name="Standard"><text:span text:style-name="T1">bash: cd: dir: Permission denied</text:span></text:p>
      <text:p text:style-name="P1"/>
      <text:p text:style-name="Standard"><text:span text:style-name="T1">prathyush@ubuntu:~/Desktop$ mkdir dir1</text:span></text:p>
      <text:p text:style-name="Standard"><text:span text:style-name="T1">prathyush@ubuntu:~/Desktop$ cd dir1</text:span></text:p>
      <text:p text:style-name="P1"/>
      <text:p text:style-name="Standard"><text:span text:style-name="T1">prathyush@ubuntu:~/Desktop/dir1$ mkdir -p parent</text:span></text:p>
      <text:p text:style-name="P1"/>
      <text:p text:style-name="Standard"><text:span text:style-name="T1">prathyush@ubuntu:~/Desktop$ mkdir -v newdir</text:span></text:p>
      <text:p text:style-name="Standard"><text:span text:style-name="T1">mkdir: created directory 'newdir'</text:span></text:p>
      <text:p text:style-name="P1"/>
      <text:p text:style-name="Standard"><text:span text:style-name="T1">8. rm</text:span></text:p>
      <text:p text:style-name="P1"/>
      <text:p text:style-name="Standard"><text:span text:style-name="T1">prathyush@ubuntu:~/Desktop/OS/mv1$ rm -i new</text:span></text:p>
      <text:p text:style-name="Standard"><text:span text:style-name="T1">rm: remove regular file 'new'? 1</text:span></text:p>
      <text:p text:style-name="P1"/>
      <text:p text:style-name="Standard"><text:span text:style-name="T1">prathyush@ubuntu:~/Desktop/OS/mv1$ rm doc</text:span></text:p>
      <text:p text:style-name="P1"/>
      <text:p text:style-name="Standard"><text:span text:style-name="T1">prathyush@ubuntu:~/Desktop/OS/mv1$ rm -v dest</text:span></text:p>
      <text:p text:style-name="Standard"><text:span text:style-name="T1">removed 'dest'</text:span></text:p>
      <text:p text:style-name="P1"/>
      <text:p text:style-name="Standard"><text:span text:style-name="T1">prathyush@ubuntu:~/Desktop/OS$ rm -d mv1</text:span></text:p>
      <text:p text:style-name="P1"/>
      <text:p text:style-name="Standard"><text:span text:style-name="T1">9. rmdir</text:span></text:p>
      <text:p text:style-name="P1"/>
      <text:p text:style-name="Standard"><text:span text:style-name="T1">prathyush@ubuntu:~/Desktop$ rmdir -v OS</text:span></text:p>
      <text:p text:style-name="Standard"><text:span text:style-name="T1">rmdir: removing directory, 'OS'</text:span></text:p>
      <text:p text:style-name="P1"/>
      <text:p text:style-name="P1"/>
      <text:p text:style-name="P1"/>
      <text:p text:style-name="Standard"><text:soft-page-break/><text:span text:style-name="T1">10. wc</text:span></text:p>
      <text:p text:style-name="P1"/>
      <text:p text:style-name="Standard"><text:span text:style-name="T1">prathyush@ubuntu:~/Desktop$ wc -c new</text:span></text:p>
      <text:p text:style-name="Standard"><text:span text:style-name="T1">4 new</text:span></text:p>
      <text:p text:style-name="P1"/>
      <text:p text:style-name="Standard"><text:span text:style-name="T1">prathyush@ubuntu:~/Desktop$ wc -l new</text:span></text:p>
      <text:p text:style-name="Standard"><text:span text:style-name="T1">1 new</text:span></text:p>
      <text:p text:style-name="P1"/>
      <text:p text:style-name="Standard"><text:span text:style-name="T1">prathyush@ubuntu:~/Desktop$ wc -m new</text:span></text:p>
      <text:p text:style-name="Standard"><text:span text:style-name="T1">4 new</text:span></text:p>
      <text:p text:style-name="P1"/>
      <text:p text:style-name="Standard"><text:span text:style-name="T1">11. who</text:span></text:p>
      <text:p text:style-name="P1"/>
      <text:p text:style-name="Standard"><text:span text:style-name="T1">prathyush@ubuntu:~/Desktop$ who -a</text:span></text:p>
      <text:p text:style-name="Standard"><text:span text:style-name="T1"><text:s text:c="11"/>system boot <text:s/>2020-01-12 09:03</text:span></text:p>
      <text:p text:style-name="Standard"><text:span text:style-name="T1"><text:s text:c="11"/>run-level 5 <text:s/>2020-01-12 09:03</text:span></text:p>
      <text:p text:style-name="Standard"><text:span text:style-name="T1">prathyush <text:s text:c="5"/>? :0 <text:s text:c="10"/>2020-01-12 09:04 <text:s text:c="2"/>? <text:s text:c="9"/>1504 (:0)</text:span></text:p>
      <text:p text:style-name="P1"/>
      <text:p text:style-name="Standard"><text:span text:style-name="T1">prathyush@ubuntu:~/Desktop$ who -b</text:span></text:p>
      <text:p text:style-name="Standard"><text:span text:style-name="T1"><text:s text:c="9"/>system boot <text:s/>2020-01-12 09:03</text:span></text:p>
      <text:p text:style-name="P1"/>
      <text:p text:style-name="Standard"><text:span text:style-name="T1">prathyush@ubuntu:~/Desktop$ who -H</text:span></text:p>
      <text:p text:style-name="Standard"><text:span text:style-name="T1">NAME <text:s text:c="4"/>LINE <text:s text:c="8"/>TIME <text:s text:c="12"/>COMMENT</text:span></text:p>
      <text:p text:style-name="Standard"><text:span text:style-name="T1">prathyush <text:s text:c="5"/>:0 <text:s text:c="10"/>2020-01-12 09:04 (:0)</text:span></text:p>
      <text:p text:style-name="P1"/>
      <text:p text:style-name="Standard"><text:span text:style-name="T1">prathyush@ubuntu:~/Desktop$ who -q</text:span></text:p>
      <text:p text:style-name="Standard"><text:span text:style-name="T1">prathyush</text:span></text:p>
      <text:p text:style-name="Standard"><text:span text:style-name="T1"># users=1</text:span></text:p>
      <text:p text:style-name="P1"/>
      <text:p text:style-name="Standard"><text:span text:style-name="T1">12. pipe</text:span></text:p>
      <text:p text:style-name="P1"/>
      <text:p text:style-name="Standard"><text:span text:style-name="T1">prathyush@ubuntu:~/Desktop$ ls | wc -w</text:span></text:p>
      <text:p text:style-name="Standard"><text:span text:style-name="T1">9</text:span></text:p>
      <text:p text:style-name="P1"/>
      <text:p text:style-name="Standard"><text:span text:style-name="T1">prathyush@ubuntu:~/Desktop$ ls -l | wc -l</text:span></text:p>
      <text:p text:style-name="Standard"><text:span text:style-name="T1">10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13. head,tail</text:span></text:p>
      <text:p text:style-name="P1"/>
      <text:p text:style-name="Standard"><text:span text:style-name="T1">prathyush@ubuntu:~/Desktop$ head -v newfile</text:span></text:p>
      <text:p text:style-name="Standard"><text:span text:style-name="T1">==&gt; newfile &lt;==</text:span></text:p>
      <text:p text:style-name="Standard"><text:span text:style-name="T1">AUTHOR</text:span></text:p>
      <text:p text:style-name="Standard"><text:span text:style-name="T1"><text:s text:c="7"/>Written by David MacKenzie and Jim Meyering.</text:span></text:p>
      <text:p text:style-name="P1"/>
      <text:p text:style-name="Standard"><text:span text:style-name="T1">REPORTING BUGS</text:span></text:p>
      <text:p text:style-name="Standard"><text:span text:style-name="T1"><text:s text:c="7"/>GNU coreutils online help: &lt;https://www.gnu.org/software/coreutils/&gt;</text:span></text:p>
      <text:p text:style-name="Standard"><text:span text:style-name="T1"><text:s text:c="7"/>Report head translation bugs to &lt;https://translationproject.org/team/&gt;</text:span></text:p>
      <text:p text:style-name="P1"/>
      <text:p text:style-name="Standard"><text:span text:style-name="T1">COPYRIGHT</text:span></text:p>
      <text:p text:style-name="Standard"><text:span text:style-name="T1"><text:s text:c="7"/>Copyright <text:s/>© <text:s/>2018 <text:s/>Free Software Foundation, Inc. <text:s/>License GPLv3+: GNU</text:span></text:p>
      <text:p text:style-name="Standard"><text:span text:style-name="T1"><text:s text:c="7"/>GPL version 3 or later &lt;</text:span><text:a xlink:type="simple" xlink:href="https://gnu.org/licenses/gpl.html" text:style-name="Internet_20_link" text:visited-style-name="Visited_20_Internet_20_Link"><text:span text:style-name="Internet_20_link"><text:span text:style-name="T1">https://gnu.org/licenses/gpl.html</text:span></text:span></text:a><text:span text:style-name="T1">&gt;.</text:span></text:p>
      <text:p text:style-name="P1"/>
      <text:p text:style-name="Standard"><text:span text:style-name="T1">prathyush@ubuntu:~/Desktop$ head -n 5 newfile</text:span></text:p>
      <text:p text:style-name="Standard"><text:span text:style-name="T1">AUTHOR</text:span></text:p>
      <text:p text:style-name="Standard"><text:span text:style-name="T1"><text:s text:c="7"/>Written by David MacKenzie and Jim Meyering.</text:span></text:p>
      <text:p text:style-name="P1"/>
      <text:p text:style-name="Standard"><text:span text:style-name="T1">REPORTING BUGS</text:span></text:p>
      <text:p text:style-name="Standard"><text:span text:style-name="T1"><text:s text:c="7"/>GNU coreutils online help: &lt;</text:span><text:a xlink:type="simple" xlink:href="https://www.gnu.org/software/coreutils/" text:style-name="Internet_20_link" text:visited-style-name="Visited_20_Internet_20_Link"><text:span text:style-name="Internet_20_link"><text:span text:style-name="T1">https://www.gnu.org/software/coreutils/</text:span></text:span></text:a><text:span text:style-name="T1">&gt;</text:span></text:p>
      <text:p text:style-name="P1"/>
      <text:p text:style-name="Standard"><text:span text:style-name="T1">prathyush@ubuntu:~/Desktop$ tail -n 4 newfile</text:span></text:p>
      <text:p text:style-name="Standard"><text:span text:style-name="T1"><text:s text:c="7"/>tail(1)</text:span></text:p>
      <text:p text:style-name="P1"/>
      <text:p text:style-name="Standard"><text:span text:style-name="T1"><text:s text:c="7"/>Full documentation at: &lt;https://www.gnu.org/software/coreutils/head&gt;</text:span></text:p>
      <text:p text:style-name="Standard"><text:span text:style-name="T1"><text:s text:c="7"/>or available locally via: info '(coreutils) head invocation'</text:span></text:p>
      <text:p text:style-name="P1"/>
      <text:p text:style-name="Standard"><text:span text:style-name="T1">14. nl</text:span></text:p>
      <text:p text:style-name="P1"/>
      <text:p text:style-name="Standard"><text:span text:style-name="T1">prathyush@ubuntu:~/Desktop$ nl -bt newfile</text:span></text:p>
      <text:p text:style-name="Standard"><text:span text:style-name="T1"><text:s text:c="5"/>1<text:tab/>AUTHOR</text:span></text:p>
      <text:p text:style-name="Standard"><text:span text:style-name="T1"><text:s text:c="5"/>2<text:tab/> <text:s text:c="6"/>Written by David MacKenzie and Jim Meyering.</text:span></text:p>
      <text:p text:style-name="Standard"><text:span text:style-name="T1"><text:s text:c="7"/></text:span></text:p>
      <text:p text:style-name="Standard"><text:span text:style-name="T1"><text:s text:c="5"/>3<text:tab/>REPORTING BUGS</text:span></text:p>
      <text:p text:style-name="Standard"><text:span text:style-name="T1"><text:s text:c="5"/>4<text:tab/> <text:s text:c="6"/>GNU coreutils online help: &lt;https://www.gnu.org/software/coreutils/&gt;</text:span></text:p>
      <text:p text:style-name="Standard"><text:span text:style-name="T1"><text:s text:c="5"/>5<text:tab/> <text:s text:c="6"/>Report head translation bugs to &lt;https://translationproject.org/team/&gt;</text:span></text:p>
      <text:p text:style-name="Standard"><text:span text:style-name="T1"><text:s text:c="7"/></text:span></text:p>
      <text:p text:style-name="Standard"><text:span text:style-name="T1"><text:s text:c="5"/>6<text:tab/>COPYRIGHT</text:span></text:p>
      <text:p text:style-name="Standard"><text:soft-page-break/><text:span text:style-name="T1"><text:s text:c="5"/>7<text:tab/> <text:s text:c="6"/>Copyright <text:s/>© <text:s/>2018 <text:s/>Free Software Foundation, Inc. <text:s/>License GPLv3+: GNU</text:span></text:p>
      <text:p text:style-name="Standard"><text:span text:style-name="T1"><text:s text:c="5"/>8<text:tab/> <text:s text:c="6"/>GPL version 3 or later &lt;https://gnu.org/licenses/gpl.html&gt;.</text:span></text:p>
      <text:p text:style-name="Standard"><text:span text:style-name="T1"><text:s text:c="5"/>9<text:tab/> <text:s text:c="6"/>This is free software: you are free <text:s/>to <text:s/>change <text:s/>and <text:s/>redistribute <text:s/>it.</text:span></text:p>
      <text:p text:style-name="Standard"><text:span text:style-name="T1"><text:s text:c="4"/>10<text:tab/> <text:s text:c="6"/>There is NO WARRANTY, to the extent permitted by law.</text:span></text:p>
      <text:p text:style-name="Standard"><text:span text:style-name="T1"><text:s text:c="7"/></text:span></text:p>
      <text:p text:style-name="Standard"><text:span text:style-name="T1"><text:s text:c="4"/>11<text:tab/>SEE ALSO</text:span></text:p>
      <text:p text:style-name="Standard"><text:span text:style-name="T1"><text:s text:c="4"/>12<text:tab/> <text:s text:c="6"/>tail(1)</text:span></text:p>
      <text:p text:style-name="Standard"><text:span text:style-name="T1"><text:s text:c="7"/></text:span></text:p>
      <text:p text:style-name="Standard"><text:span text:style-name="T1"><text:s text:c="4"/>13<text:tab/> <text:s text:c="6"/>Full documentation at: &lt;https://www.gnu.org/software/coreutils/head&gt;</text:span></text:p>
      <text:p text:style-name="Standard"><text:span text:style-name="T1"><text:s text:c="4"/>14<text:tab/> <text:s text:c="6"/>or available locally via: info '(coreutils) head invocation'</text:span></text:p>
      <text:p text:style-name="P1"/>
      <text:p text:style-name="Standard"><text:span text:style-name="T1">15. awk,sed</text:span></text:p>
      <text:p text:style-name="P1"/>
      <text:p text:style-name="P2">cs1057@splc38:~/Desktop/tutorial8$ cat file1.txt</text:p>
      <text:p text:style-name="P2">hi this ssn</text:p>
      <text:p text:style-name="P2">climate was so hot</text:p>
      <text:p text:style-name="P2">unix is my fav sub</text:p>
      <text:p text:style-name="P2">good day</text:p>
      <text:p text:style-name="P2">--------------------------------------------------------------------------------</text:p>
      <text:p text:style-name="P2">cs1057@splc38:~/Desktop/tutorial8$ sed 'a\ ' file1.txt</text:p>
      <text:p text:style-name="P2">hi this ssn</text:p>
      <text:p text:style-name="P2"><text:s/></text:p>
      <text:p text:style-name="P2">climate was so hot</text:p>
      <text:p text:style-name="P2"><text:s/></text:p>
      <text:p text:style-name="P2">unix is my fav sub</text:p>
      <text:p text:style-name="P2"><text:s/></text:p>
      <text:p text:style-name="P2">good day</text:p>
      <text:p text:style-name="P2"><text:span text:style-name="T1"><text:s/></text:span></text:p>
      <text:p text:style-name="P2"><text:span text:style-name="T1">prathyush@ubuntu:~/Desktop$ seq 1 10 | <text:s/>sed -n '1!G;h;$p'</text:span></text:p>
      <text:p text:style-name="P2"><text:span text:style-name="T1">10</text:span></text:p>
      <text:p text:style-name="P2"><text:span text:style-name="T1">9</text:span></text:p>
      <text:p text:style-name="P2"><text:span text:style-name="T1">8</text:span></text:p>
      <text:p text:style-name="P2"><text:span text:style-name="T1">7</text:span></text:p>
      <text:p text:style-name="P2"><text:span text:style-name="T1">6</text:span></text:p>
      <text:p text:style-name="P2"><text:span text:style-name="T1">5</text:span></text:p>
      <text:p text:style-name="P2"><text:span text:style-name="T1">4</text:span></text:p>
      <text:p text:style-name="P2"><text:span text:style-name="T1">3</text:span></text:p>
      <text:p text:style-name="P2"><text:span text:style-name="T1">2</text:span></text:p>
      <text:p text:style-name="P2"><text:span text:style-name="T1">1</text:span></text:p>
      <text:p text:style-name="P3"/>
      <text:p text:style-name="Standard"><text:span text:style-name="T2">cs1112@splc37:~/Desktop/unix$ cat &gt; new</text:span></text:p>
      <text:p text:style-name="Standard"><text:span text:style-name="T2">hi</text:span></text:p>
      <text:p text:style-name="Heading_20_1"><text:soft-page-break/>this is Prathyush</text:p>
      <text:p text:style-name="Standard"><text:span text:style-name="T2">i am from cse-a</text:span></text:p>
      <text:p text:style-name="Standard"><text:span text:style-name="T2">^C</text:span></text:p>
      <text:p text:style-name="Standard"><text:span text:style-name="T2">cs1112@splc37:~/Desktop/unix$ awk 'END{print “The total number of lines : ”,NR}' new</text:span></text:p>
      <text:p text:style-name="P2"><text:span text:style-name="T3">The total number of lines : 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20:01:40</meta:creation-date>
    <dc:language>en-US</dc:language>
    <dc:date>2020-02-08T20:05:03.134654340</dc:date>
    <meta:editing-cycles>15</meta:editing-cycles>
    <meta:editing-duration>PT43M57S</meta:editing-duration>
    <meta:generator>LibreOffice/5.1.6.2$Linux_X86_64 LibreOffice_project/10m0$Build-2</meta:generator>
    <meta:document-statistic meta:table-count="0" meta:image-count="0" meta:object-count="0" meta:page-count="11" meta:paragraph-count="323" meta:word-count="1034" meta:character-count="8513" meta:non-whitespace-character-count="7223"/>
  </office:meta>
</office:document-meta>
</file>